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5305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a6a70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4cb279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rsid="0042f57a" officeooo:paragraph-rsid="002804b6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a6a70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1017d3" fo:background-color="#ffffff"/>
    </style:style>
    <style:style style:name="P15" style:family="paragraph" style:parent-style-name="Table_20_Contents">
      <style:text-properties style:font-name="Times New Roman" officeooo:rsid="003c9d6c" officeooo:paragraph-rsid="005659a1" fo:background-color="#ffffff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2804b6"/>
    </style:style>
    <style:style style:name="P17" style:family="paragraph" style:parent-style-name="Table_20_Contents">
      <style:text-properties style:font-name="Times New Roman" officeooo:paragraph-rsid="004a6a70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a6a70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paragraph-rsid="004a6a70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paragraph-rsid="001017d3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officeooo:paragraph-rsid="001017d3"/>
    </style:style>
    <style:style style:name="P23" style:family="paragraph" style:parent-style-name="Table_20_Contents">
      <style:text-properties style:font-name="Times New Roman" officeooo:rsid="003c9d6c" officeooo:paragraph-rsid="005659a1"/>
    </style:style>
    <style:style style:name="P24" style:family="paragraph" style:parent-style-name="Table_20_Contents">
      <style:text-properties style:font-name="Times New Roman" officeooo:paragraph-rsid="005659a1"/>
    </style:style>
    <style:style style:name="P2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/>
    </style:style>
    <style:style style:name="P27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5659a1" fo:background-color="#666666" style:font-size-asian="12pt" style:font-weight-asian="bold" style:font-size-complex="12pt" style:font-weight-complex="bold"/>
    </style:style>
    <style:style style:name="P2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5659a1" fo:background-color="#666666" style:font-size-asian="12pt" style:font-weight-asian="bold" style:font-size-complex="12pt" style:font-weight-complex="bold"/>
    </style:style>
    <style:style style:name="P29" style:family="paragraph" style:parent-style-name="Normal">
      <style:paragraph-properties fo:text-align="center" style:justify-single-word="false" fo:break-before="page"/>
      <style:text-properties style:font-name="Times New Roman" officeooo:paragraph-rsid="005659a1"/>
    </style:style>
    <style:style style:name="P30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5659a1"/>
    </style:style>
    <style:style style:name="P31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3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5659a1"/>
    </style:style>
    <style:style style:name="P33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5659a1"/>
    </style:style>
    <style:style style:name="P34" style:family="paragraph" style:parent-style-name="Table_20_Contents" style:master-page-name="">
      <style:paragraph-properties fo:margin-left="0in" fo:margin-right="0in" fo:text-align="justify" style:justify-single-word="false" fo:text-indent="0in" style:auto-text-indent="false" style:page-number="auto" text:number-lines="false" text:line-number="0"/>
      <style:text-properties style:font-name="Times New Roman" officeooo:rsid="003c9d6c" officeooo:paragraph-rsid="005659a1"/>
    </style:style>
    <style:style style:name="P3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53059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a6a70" style:font-size-asian="10pt" style:font-weight-asian="normal" style:font-size-complex="10pt" style:font-weight-complex="normal"/>
    </style:style>
    <style:style style:name="P37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652d6e"/>
    </style:style>
    <style:style style:name="P38" style:family="paragraph" style:parent-style-name="Table_20_Contents">
      <style:paragraph-properties fo:text-align="justify" style:justify-single-word="false"/>
      <style:text-properties officeooo:paragraph-rsid="00656f44"/>
    </style:style>
    <style:style style:name="P3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officeooo:rsid="00ddbb8b"/>
    </style:style>
    <style:style style:name="T5" style:family="text">
      <style:text-properties officeooo:rsid="013d0498"/>
    </style:style>
    <style:style style:name="T6" style:family="text">
      <style:text-properties officeooo:rsid="00cd09cd"/>
    </style:style>
    <style:style style:name="T7" style:family="text">
      <style:text-properties officeooo:rsid="00a56f82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fo:color="#ffffff" fo:background-color="#666666" loext:char-shading-value="0"/>
    </style:style>
    <style:style style:name="T15" style:family="text">
      <style:text-properties fo:color="#ffffff" officeooo:rsid="003bce78" fo:background-color="#666666" loext:char-shading-value="0"/>
    </style:style>
    <style:style style:name="T16" style:family="text">
      <style:text-properties fo:color="#ffffff" fo:font-weight="bold" fo:background-color="#666666" loext:char-shading-value="0" style:font-weight-asian="bold" style:font-weight-complex="bold"/>
    </style:style>
    <style:style style:name="T17" style:family="text">
      <style:text-properties officeooo:rsid="00364877"/>
    </style:style>
    <style:style style:name="T18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0" style:family="text">
      <style:text-properties officeooo:rsid="00610abd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3c9d6c"/>
    </style:style>
    <style:style style:name="T23" style:family="text">
      <style:text-properties style:font-name="Times New Roman" officeooo:rsid="003c9d6c" fo:background-color="#ffffff" loext:char-shading-value="0"/>
    </style:style>
    <style:style style:name="T24" style:family="text">
      <style:text-properties style:font-name="Times New Roman" officeooo:rsid="0059e844"/>
    </style:style>
    <style:style style:name="T25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3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P3"/>
      <text:p text:style-name="P25"/>
      <text:p text:style-name="P25"/>
      <text:p text:style-name="P25"/>
      <text:p text:style-name="P25"/>
      <text:p text:style-name="P25"><text:span text:style-name="T6">Declaração</text:span> <text:span text:style-name="T7">De Inscrição</text:span></text:p>
      <text:p text:style-name="P25"/>
      <text:p text:style-name="P37"><text:span text:style-name="T22">Para os devidos efeitos, declara-se que <text:s/></text:span><text:span text:style-name="T22"><text:text-input text:description="[#if person.female]">[#if person.female]</text:text-input></text:span><text:span text:style-name="T22">a aluna</text:span><text:span text:style-name="T22"><text:text-input text:description="[#elseif person.male]">[#elseif person.male]</text:text-input></text:span><text:span text:style-name="T22">o aluno</text:span><text:span text:style-name="T22"><text:text-input text:description="[/#if]">[/#if]</text:text-input></text:span><text:span text:style-name="T22"> </text:span><text:span text:style-name="T22"><text:text-input text:description="${person.name}">${person.name}</text:text-input></text:span><text:span text:style-name="T22">, n.º </text:span><text:span text:style-name="T22"><text:text-input text:description="${registration.number}">${registration.number}</text:text-input></text:span><text:span text:style-name="T22">, </text:span><text:span text:style-name="T22"><text:text-input text:description="[#if person.female]">[#if person.female]</text:text-input></text:span><text:span text:style-name="T22">nascida</text:span><text:span text:style-name="T22"><text:text-input text:description="[#elseif person.male]">[#elseif person.male]</text:text-input></text:span><text:span text:style-name="T22">nascido</text:span><text:span text:style-name="T22"><text:text-input text:description="[/#if]">[/#if]</text:text-input></text:span><text:span text:style-name="T22"> a </text:span><text:span text:style-name="T22"><text:text-input text:description="${lang.pt(dates.extendedDate(person.dateOfBirthYearMonthDay))}">${lang.pt(dates.extendedDate(person.dateOfBirthYearMonthDay))}</text:text-input></text:span><text:span text:style-name="T22">, </text:span><text:span text:style-name="T22"><text:text-input text:description="[#if person.female]">[#if person.female]</text:text-input></text:span><text:span text:style-name="T22">portadora</text:span><text:span text:style-name="T22"><text:text-input text:description="[#elseif person.male]">[#elseif person.male]</text:text-input></text:span><text:span text:style-name="T22">portador</text:span><text:span text:style-name="T22"><text:text-input text:description="[/#if]">[/#if]</text:text-input></text:span><text:span text:style-name="T22"> do</text:span><text:span text:style-name="T8"> </text:span><text:span text:style-name="T21"><text:text-input text:description="${lang.pt(person.idDocumentType.localizedNameI18N)}">${lang.pt(person.idDocumentType.localizedNameI18N)}</text:text-input></text:span><text:span text:style-name="T9"> n.º </text:span><text:span text:style-name="T21"><text:text-input text:description="${person.documentIdNumber}">${person.documentIdNumber}</text:text-input></text:span><text:span text:style-name="T22">, </text:span><text:span text:style-name="T22"><text:text-input text:description="[#if person.female]">[#if person.female]</text:text-input></text:span><text:span text:style-name="T22">filha</text:span><text:span text:style-name="T22"><text:text-input text:description="[#elseif person.male]">[#elseif person.male]</text:text-input></text:span><text:span text:style-name="T22">filho</text:span><text:span text:style-name="T22"><text:text-input text:description="[/#if]">[/#if]</text:text-input></text:span><text:span text:style-name="T22"> de </text:span><text:span text:style-name="T22"><text:text-input text:description="${person.nameOfFather}">${person.nameOfFather}</text:text-input></text:span><text:span text:style-name="T22"> e de </text:span><text:span text:style-name="T22"><text:text-input text:description="person.nameOfMother"/></text:span><text:span text:style-name="T22"><text:text-input text:description="${person.nameOfMother}">${person.nameOfMother}</text:text-input></text:span><text:span text:style-name="T22">, está </text:span><text:span text:style-name="T22"><text:text-input text:description="[#if person.female]">[#if person.female]</text:text-input></text:span><text:span text:style-name="T22">inscrita</text:span><text:span text:style-name="T22"><text:text-input text:description="[#elseif person.male]">[#elseif person.male]</text:text-input></text:span><text:span text:style-name="T22">inscrito</text:span><text:span text:style-name="T22"><text:text-input text:description="[/#if]">[/#if]</text:text-input></text:span><text:span text:style-name="T22"> no </text:span><text:span text:style-name="T21"><text:text-input text:description="${curriculumInformation.curricularYear}">${curriculumInformation.curricularYear}</text:text-input></text:span><text:span text:style-name="T22">.º Ano, no Curso de </text:span><text:span text:style-name="T22"><text:text-input text:description="${lang.pt(curricularPlanInformation.degreePresentationName)}">${lang.pt(curricularPlanInformation.degreePresentationName)}</text:text-input></text:span><text:span text:style-name="T23"> no ano letivo de </text:span><text:span text:style-name="T21"><text:text-input text:description="${executionYearName}">${executionYearName}</text:text-input></text:span><text:span text:style-name="T21"><text:text-input text:description="[#if serviceRequest.detailed]">[#if serviceRequest.detailed]</text:text-input></text:span><text:span text:style-name="T21">, </text:span><text:span text:style-name="T24"><text:text-input text:description="[#if totalNormalEnrolments &gt; 1]">[#if totalNormalEnrolments &gt; 1]</text:text-input></text:span><text:span text:style-name="T24">nas seguintes unidades curriculares</text:span><text:span text:style-name="T24"><text:text-input text:description="[#else]">[#else]</text:text-input></text:span><text:span text:style-name="T24">na seguinte unidade curricular</text:span><text:span text:style-name="T24"><text:text-input text:description="[/#if]">[/#if]</text:text-input></text:span><text:span text:style-name="T21">:</text:span><text:span text:style-name="T21"><text:text-input text:description="[#if !serviceRequest.detailed]">[#elseif !serviceRequest.detailed]</text:text-input></text:span><text:span text:style-name="T21">.</text:span><text:span text:style-name="T21"><text:text-input text:description="[/#if]">[/#if]</text:text-input></text:span></text:p>
      <text:p text:style-name="P15"/>
      <text:p text:style-name="P24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><text:text-input text:description="[#if totalNormalEnrolments &gt; 1]">[#if totalNormalEnrolments &gt; 1]</text:text-input><text:span text:style-name="T18">Unidades Curriculares</text:span><text:text-input text:description="[#else]">[#else]</text:text-input><text:span text:style-name="T19">Unidade Curricular</text:span><text:span text:style-name="T19"><text:initial-creator/></text:span><text:text-input text:description="[/#if]">[/#if]</text:text-input></text:p>
          </table:table-cell>
          <table:table-cell table:style-name="Table1.A1" office:value-type="string">
            <text:p text:style-name="P27">Semestre</text:p>
          </table:table-cell>
          <table:table-cell table:style-name="Table1.A1" office:value-type="string">
            <text:p text:style-name="P28">ECTS</text:p>
          </table:table-cell>
        </table:table-row>
        <table:table-row table:style-name="Table1.2">
          <table:table-cell table:style-name="Table1.A2" office:value-type="string">
            <text:p text:style-name="P32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9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30"><text:text-input text:description="${numbers.onePlace(enrolment.ectsCredits)}">${numbers.onePlace(enrolment.ectsCredits)}</text:text-input></text:p>
          </table:table-cell>
        </table:table-row>
      </table:table>
      <text:p text:style-name="P33"><text:span text:style-name="T14"><text:s text:c="2"/>Total UCs: </text:span><text:span text:style-name="T16"><text:text-input text:description="${totalNormalEnrolments}">${totalNormalEnrolments}</text:text-input></text:span><text:span text:style-name="T14"> <text:s/></text:span><text:s text:c="8"/><text:span text:style-name="T14"><text:s text:c="2"/></text:span><text:span text:style-name="T15">T</text:span><text:span text:style-name="T14">otal ECTS: </text:span><text:span text:style-name="T16"><text:text-input text:description="${numbers.onePlace(totalNormalECTS)}">${numbers.onePlace(totalNormalECTS)}  </text:text-input></text:span></text:p>
      <text:p text:style-name="P23"/>
      <text:p text:style-name="P34"><text:text-input text:description="[/#if]">[/#if]</text:text-input></text:p>
      <text:p text:style-name="P38"><text:span text:style-name="T21"><text:text-input text:description="[#if serviceRequest.documentPurposeTypeInstance??]">[#if serviceRequest.documentPurposeTypeInstance??]</text:text-input></text:span><text:span text:style-name="T21"><text:text-input text:description="[#if serviceRequest.documentPurposeTypeInstance.code == &quot;FAMILY_ALLOWANCE&quot;]">[#if serviceRequest.documentPurposeTypeInstance.code == "FAMILY_ALLOWANCE"]</text:text-input></text:span><text:span text:style-name="T21">Esta declaração serve como comprovativo para efeitos de Abono de Família.</text:span><text:span text:style-name="T21"><text:text-input text:description="[#elseif serviceRequest.documentPurposeTypeInstance.code == &quot;ADSE_ADM_SAD_SSMJ&quot;]">[#elseif serviceRequest.documentPurposeTypeInstance.code == "ADSE_ADM_SAD_SSMJ"]</text:text-input></text:span><text:span text:style-name="T21">Esta declaração serve como comprovativo para efeitos de ADSE/ADM/SAD/SSMJ.</text:span><text:span text:style-name="T21"><text:text-input text:description="[#elseif serviceRequest.documentPurposeTypeInstance.code == &quot;STUDY_SCHOLARSHIP&quot;]">[#elseif serviceRequest.documentPurposeTypeInstance.code == "STUDY_SCHOLARSHIP"]</text:text-input></text:span><text:span text:style-name="T21">Esta declaração serve como comprovativo para efeitos de pedido de bolsa de estudo.</text:span><text:span text:style-name="T21"><text:text-input text:description="[#elseif serviceRequest.documentPurposeTypeInstance.code == &quot;MILITARY&quot;]">[#elseif serviceRequest.documentPurposeTypeInstance.code == "MILITARY"]</text:text-input></text:span><text:span text:style-name="T21">Esta declaração serve como comprovativo para fins militares.</text:span><text:span text:style-name="T21"><text:text-input text:description="[#elseif serviceRequest.documentPurposeTypeInstance.code == &quot;PROFESSIONAL&quot;]">[#elseif serviceRequest.documentPurposeTypeInstance.code == "PROFESSIONAL"]</text:text-input></text:span><text:span text:style-name="T21">Esta declaração serve como comprovativo para fins profissionais.</text:span><text:span text:style-name="T21"><text:text-input text:description="[#elseif serviceRequest.documentPurposeTypeInstance.code == &quot;IRS&quot;]">[#elseif serviceRequest.documentPurposeTypeInstance.code == "IRS"]</text:text-input></text:span><text:span text:style-name="T21">Esta declaração serve como comprovativo para efeitos de IRS.</text:span><text:span text:style-name="T21"><text:text-input text:description="[#elseif serviceRequest.documentPurposeTypeInstance.code == &quot;PPRE&quot;]">[#elseif serviceRequest.documentPurposeTypeInstance.code == "PPRE"]</text:text-input></text:span><text:span text:style-name="T21">Esta declaração serve como comprovativo para efeitos de Plano de Poupança Reforma/Educação.</text:span><text:span text:style-name="T21"><text:text-input text:description="[#elseif serviceRequest.documentPurposeTypeInstance.code == &quot;FAMILY_BENEFITS&quot;]">[#elseif serviceRequest.documentPurposeTypeInstance.code == "FAMILY_BENEFITS"]</text:text-input></text:span><text:span text:style-name="T21">Esta declaração serve como comprovativo para efeitos de Prestações Familiares.</text:span><text:span text:style-name="T21"><text:text-input text:description="[#elseif serviceRequest.documentPurposeTypeInstance.code == &quot;SOCIAL_SECURITY&quot;]">[#elseif serviceRequest.documentPurposeTypeInstance.code == "SOCIAL_SECURITY"]</text:text-input></text:span><text:span text:style-name="T21">Esta declaração serve como comprovativo para efeitos de Segurança Social.</text:span><text:span text:style-name="T21"><text:text-input text:description="[#elseif serviceRequest.documentPurposeTypeInstance.code == &quot;SCHOOL_INSURANCE&quot;]">[#elseif serviceRequest.documentPurposeTypeInstance.code == "SCHOOL_INSURANCE"]</text:text-input></text:span><text:span text:style-name="T21">Declara-se que o aluno se encontra abrangido pelo seguro escolar, através da apólice n.º 96.53834.</text:span><text:span text:style-name="T21"><text:text-input text:description="[#elseif serviceRequest.documentPurposeTypeInstance.code == &quot;SUB23&quot;]">[#elseif serviceRequest.documentPurposeTypeInstance.code == "SUB23"]</text:text-input></text:span><text:span text:style-name="T21">Esta declaração serve como comprovativo para efeitos de acesso ao passe «sub23@superior.tp».</text:span><text:span text:style-name="T21"><text:text-input text:description="[#elseif serviceRequest.documentPurposeTypeInstance.code == &quot;OTHER&quot;]">[#elseif serviceRequest.documentPurposeTypeInstance.code == "OTHER"]</text:text-input></text:span><text:span text:style-name="T21"><text:text-input text:description="${serviceRequest.otherDocumentPurposeTypeDescription}">${serviceRequest.otherDocumentPurposeTypeDescription}</text:text-input></text:span><text:span text:style-name="T21"><text:text-input text:description="[/#if]">[/#if]</text:text-input></text:span></text:p>
      <text:p text:style-name="P21"/>
      <text:p text:style-name="P21"><text:text-input text:description="[/#if]">[/#if]</text:text-input></text:p>
      <text:p text:style-name="P22"/>
      <text:p text:style-name="P16"><text:span text:style-name="T4">Faculdade de </text:span><text:span text:style-name="T2">Medicina Veterinária</text:span><text:span text:style-name="T3"> </text:span><text:span text:style-name="T4">da Universidade de Lisboa</text:span><text:span text:style-name="T12">, 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12"/>
      <text:p text:style-name="P1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9">O presente documento só é válido com assinatura e carimbo da instituição.</text:p>
            <text:p text:style-name="P8"><text:text-input text:description="[#if hasPricetag]">[#if hasPricetag]</text:text-input></text:p>
            <text:p text:style-name="P36"/>
            <text:p text:style-name="P36"><text:span text:style-name="T11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8">Á<text:span text:style-name="T20">rea</text:span> Académica,</text:p>
            <text:p text:style-name="P18">O(<text:span text:style-name="T1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9"/>
          </table:table-cell>
        </table:table-row>
      </table:table>
      <text:p text:style-name="P5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6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7"><text:text-input text:description="[#if hasPricetag]">[#if hasPricetag]</text:text-input></text:p>
            <text:p text:style-name="P35"><text:span text:style-name="T11">Emolumento: </text:span><text:text-input text:description="${money.total(serviceRequestPrice)}">${money.total(serviceRequestPrice)}</text:text-input></text:p>
            <text:p text:style-name="P10"><text:text-input text:description="[/#if]">[/#if]</text:text-input></text:p>
          </table:table-cell>
          <table:table-cell table:style-name="Table5.A2" office:value-type="string">
            <text:p text:style-name="P14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20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5:53.819775081</dc:date>
    <meta:editing-duration>PT5H31M33S</meta:editing-duration>
    <meta:editing-cycles>75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14" meta:character-count="4095" meta:non-whitespace-character-count="3815"/>
  </office:meta>
</office:document-meta>
</file>